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Ralphie Buffal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isection Exampl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Find the Root:</text:p>
          </table:table-cell>
          <table:table-cell table:style-name="ce1"/>
          <table:table-cell office:value-type="string" table:style-name="ce2">
            <text:p>f(x)=0.5e^x-5x+2</text:p>
          </table:table-cell>
          <table:table-cell table:number-columns-repeated="2" table:style-name="ce1"/>
          <table:table-cell office:value-type="string" table:style-name="ce2">
            <text:p>2 roots: <text:s/>0-1 <text:s text:c="4"/>3-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guess a</text:p>
          </table:table-cell>
          <table:table-cell office:value-type="string" table:style-name="ce2">
            <text:p>guess b</text:p>
          </table:table-cell>
          <table:table-cell office:value-type="string" table:style-name="ce2">
            <text:p>midpoint c</text:p>
          </table:table-cell>
          <table:table-cell office:value-type="string" table:style-name="ce2">
            <text:p>f(a)</text:p>
          </table:table-cell>
          <table:table-cell office:value-type="string" table:style-name="ce2">
            <text:p>f(b)</text:p>
          </table:table-cell>
          <table:table-cell office:value-type="string" table:style-name="ce2">
            <text:p>f(c)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.5</text:p>
          </table:table-cell>
          <table:table-cell office:value-type="float" office:value="2.5" table:formula="of:=0.5*EXP([.A7])-5*[.A7]+2" table:style-name="ce2">
            <text:p>2.5</text:p>
          </table:table-cell>
          <table:table-cell office:value-type="float" office:value="-1.6408590857704777" table:formula="of:=0.5*EXP([.B7])-5*[.B7]+2" table:style-name="ce2">
            <text:p>-1.640859086</text:p>
          </table:table-cell>
          <table:table-cell office:value-type="float" office:value="0.3243606353500641" table:formula="of:=0.5*EXP([.C7])-5*[.C7]+2" table:style-name="ce2">
            <text:p>0.324360635</text:p>
          </table:table-cell>
          <table:table-cell table:number-columns-repeated="16378"/>
        </table:table-row>
        <table:table-row table:style-name="ro1">
          <table:table-cell office:value-type="float" office:value="0.5" table:formula="of:=IF([.D7]*[.F7]&gt;=0;[.C7];[.A7])" table:style-name="ce3">
            <text:p>0.5</text:p>
          </table:table-cell>
          <table:table-cell office:value-type="float" office:value="1" table:formula="of:=IF([.E7]*[.F7]&gt;=0;[.C7];[.B7])" table:style-name="ce3">
            <text:p>1</text:p>
          </table:table-cell>
          <table:table-cell office:value-type="float" office:value="0.75" table:formula="of:=([.B8]+[.A8])/2" table:style-name="ce3">
            <text:p>0.75</text:p>
          </table:table-cell>
          <table:table-cell office:value-type="float" office:value="0.3243606353500641" table:formula="of:=0.5*EXP([.A8])-5*[.A8]+2" table:style-name="ce2">
            <text:p>0.324360635</text:p>
          </table:table-cell>
          <table:table-cell office:value-type="float" office:value="-1.6408590857704777" table:formula="of:=0.5*EXP([.B8])-5*[.B8]+2" table:style-name="ce2">
            <text:p>-1.640859086</text:p>
          </table:table-cell>
          <table:table-cell office:value-type="float" office:value="-0.69149999169366261" table:formula="of:=0.5*EXP([.C8])-5*[.C8]+2" table:style-name="ce2">
            <text:p>-0.691499992</text:p>
          </table:table-cell>
          <table:table-cell table:number-columns-repeated="16378"/>
        </table:table-row>
        <table:table-row table:style-name="ro1">
          <table:table-cell office:value-type="float" office:value="0.5" table:formula="of:=IF(SIGN([.D8])=SIGN([.F8]);[.C8];[.A8])" table:style-name="ce3">
            <text:p>0.5</text:p>
          </table:table-cell>
          <table:table-cell office:value-type="float" office:value="0.75" table:formula="of:=IF(SIGN([.D8])=SIGN([.F8]);[.B8];[.C8])" table:style-name="ce3">
            <text:p>0.75</text:p>
          </table:table-cell>
          <table:table-cell office:value-type="float" office:value="0.625" table:formula="of:=([.A9]+[.B9])/2" table:style-name="ce3">
            <text:p>0.625</text:p>
          </table:table-cell>
          <table:table-cell office:value-type="float" office:value="0.3243606353500641" table:formula="of:=0.5*EXP([.A9])-5*[.A9]+2" table:style-name="ce3">
            <text:p>0.324360635</text:p>
          </table:table-cell>
          <table:table-cell office:value-type="float" office:value="-0.69149999169366261" table:formula="of:=0.5*EXP([.B9])-5*[.B9]+2" table:style-name="ce3">
            <text:p>-0.691499992</text:p>
          </table:table-cell>
          <table:table-cell office:value-type="float" office:value="-0.19087702128388884" table:formula="of:=0.5*EXP([.C9])-5*[.C9]+2" table:style-name="ce3">
            <text:p>-0.190877021</text:p>
          </table:table-cell>
          <table:table-cell table:number-columns-repeated="16378"/>
        </table:table-row>
        <table:table-row table:style-name="ro1">
          <table:table-cell office:value-type="float" office:value="0.5" table:formula="of:=IF(SIGN([.D9])=SIGN([.F9]);[.C9];[.A9])" table:style-name="ce3">
            <text:p>0.5</text:p>
          </table:table-cell>
          <table:table-cell office:value-type="float" office:value="0.625" table:formula="of:=IF(SIGN([.D9])=SIGN([.F9]);[.B9];[.C9])" table:style-name="ce3">
            <text:p>0.625</text:p>
          </table:table-cell>
          <table:table-cell office:value-type="float" office:value="0.5625" table:formula="of:=([.A10]+[.B10])/2" table:style-name="ce3">
            <text:p>0.5625</text:p>
          </table:table-cell>
          <table:table-cell office:value-type="float" office:value="0.3243606353500641" table:formula="of:=0.5*EXP([.A10])-5*[.A10]+2" table:style-name="ce3">
            <text:p>0.324360635</text:p>
          </table:table-cell>
          <table:table-cell office:value-type="float" office:value="-0.19087702128388884" table:formula="of:=0.5*EXP([.B10])-5*[.B10]+2" table:style-name="ce3">
            <text:p>-0.190877021</text:p>
          </table:table-cell>
          <table:table-cell office:value-type="float" office:value="6.5027328480149249E-2" table:formula="of:=0.5*EXP([.C10])-5*[.C10]+2" table:style-name="ce3">
            <text:p>0.065027328</text:p>
          </table:table-cell>
          <table:table-cell table:number-columns-repeated="16378"/>
        </table:table-row>
        <table:table-row table:style-name="ro1">
          <table:table-cell office:value-type="float" office:value="0.5625" table:formula="of:=IF(SIGN([.D10])=SIGN([.F10]);[.C10];[.A10])" table:style-name="ce3">
            <text:p>0.5625</text:p>
          </table:table-cell>
          <table:table-cell office:value-type="float" office:value="0.625" table:formula="of:=IF(SIGN([.D10])=SIGN([.F10]);[.B10];[.C10])" table:style-name="ce3">
            <text:p>0.625</text:p>
          </table:table-cell>
          <table:table-cell office:value-type="float" office:value="0.59375" table:formula="of:=([.A11]+[.B11])/2" table:style-name="ce3">
            <text:p>0.59375</text:p>
          </table:table-cell>
          <table:table-cell office:value-type="float" office:value="6.5027328480149249E-2" table:formula="of:=0.5*EXP([.A11])-5*[.A11]+2" table:style-name="ce3">
            <text:p>0.065027328</text:p>
          </table:table-cell>
          <table:table-cell office:value-type="float" office:value="-0.19087702128388884" table:formula="of:=0.5*EXP([.B11])-5*[.B11]+2" table:style-name="ce3">
            <text:p>-0.190877021</text:p>
          </table:table-cell>
          <table:table-cell office:value-type="float" office:value="-6.3366963940306498E-2" table:formula="of:=0.5*EXP([.C11])-5*[.C11]+2" table:style-name="ce3">
            <text:p>-0.063366964</text:p>
          </table:table-cell>
          <table:table-cell table:number-columns-repeated="16378"/>
        </table:table-row>
        <table:table-row table:style-name="ro1">
          <table:table-cell office:value-type="float" office:value="0.5625" table:formula="of:=IF(SIGN([.D11])=SIGN([.F11]);[.C11];[.A11])" table:style-name="ce3">
            <text:p>0.5625</text:p>
          </table:table-cell>
          <table:table-cell office:value-type="float" office:value="0.59375" table:formula="of:=IF(SIGN([.D11])=SIGN([.F11]);[.B11];[.C11])" table:style-name="ce3">
            <text:p>0.59375</text:p>
          </table:table-cell>
          <table:table-cell office:value-type="float" office:value="0.578125" table:formula="of:=([.A12]+[.B12])/2" table:style-name="ce3">
            <text:p>0.578125</text:p>
          </table:table-cell>
          <table:table-cell office:value-type="float" office:value="6.5027328480149249E-2" table:formula="of:=0.5*EXP([.A12])-5*[.A12]+2" table:style-name="ce3">
            <text:p>0.065027328</text:p>
          </table:table-cell>
          <table:table-cell office:value-type="float" office:value="-6.3366963940306498E-2" table:formula="of:=0.5*EXP([.B12])-5*[.B12]+2" table:style-name="ce3">
            <text:p>-0.063366964</text:p>
          </table:table-cell>
          <table:table-cell office:value-type="float" office:value="7.2137312590747626E-4" table:formula="of:=0.5*EXP([.C12])-5*[.C12]+2" table:style-name="ce3">
            <text:p>0.000721373</text:p>
          </table:table-cell>
          <table:table-cell table:number-columns-repeated="16378"/>
        </table:table-row>
        <table:table-row table:style-name="ro1">
          <table:table-cell office:value-type="float" office:value="0.578125" table:formula="of:=IF(SIGN([.D12])=SIGN([.F12]);[.C12];[.A12])" table:style-name="ce3">
            <text:p>0.578125</text:p>
          </table:table-cell>
          <table:table-cell office:value-type="float" office:value="0.59375" table:formula="of:=IF(SIGN([.D12])=SIGN([.F12]);[.B12];[.C12])" table:style-name="ce3">
            <text:p>0.59375</text:p>
          </table:table-cell>
          <table:table-cell office:value-type="float" office:value="0.5859375" table:formula="of:=([.A13]+[.B13])/2" table:style-name="ce3">
            <text:p>0.5859375</text:p>
          </table:table-cell>
          <table:table-cell office:value-type="float" office:value="7.2137312590747626E-4" table:formula="of:=0.5*EXP([.A13])-5*[.A13]+2" table:style-name="ce3">
            <text:p>0.000721373</text:p>
          </table:table-cell>
          <table:table-cell office:value-type="float" office:value="-6.3366963940306498E-2" table:formula="of:=0.5*EXP([.B13])-5*[.B13]+2" table:style-name="ce3">
            <text:p>-0.063366964</text:p>
          </table:table-cell>
          <table:table-cell office:value-type="float" office:value="-3.1350210625051389E-2" table:formula="of:=0.5*EXP([.C13])-5*[.C13]+2" table:style-name="ce3">
            <text:p>-0.031350211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as</meta:initial-creator>
    <dc:creator>anas</dc:creator>
    <meta:creation-date>2025-11-03T14:10:10Z</meta:creation-date>
    <dc:date>2025-11-03T14:10:10Z</dc:date>
  </office:meta>
</office:document-meta>
</file>